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ablePreparedStatementStub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PreparedStatementStub.PoolablePreparedStatementStub( PreparedStatement stmt , Object key , KeyedObjectPool pool ,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PreparedStatementStub.pass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